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Network Stack</text:p>
          </text:list-item>
          <text:list-item>
            <text:p text:style-name="tech-skill">TCP/IP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VS Code</text:p>
          </text:list-item>
          <text:list-item>
            <text:p text:style-name="tech-skill">UX Design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Demonstrated strong proficiency in courses relating to the network stack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 modern Node.JS interface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my YouTube videos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</text:span>
						</text:p>
            <text:p text:style-name="work-desc">
							Advertised social events with non-profits, such as Islamic Institute of Orange County and Sabil USA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8 03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